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166in" style:rel-column-width="11030*"/>
    </style:style>
    <style:style style:name="Table1.B" style:family="table-column">
      <style:table-column-properties style:column-width="5.7611in" style:rel-column-width="5450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A4" style:family="table-cell">
      <style:table-cell-properties fo:padding="0.0382in" fo:border="none"/>
    </style:style>
    <style:style style:name="Table1.5" style:family="table-row">
      <style:table-row-properties style:min-row-height="0.2125in"/>
    </style:style>
    <style:style style:name="Table1.10" style:family="table-row">
      <style:table-row-properties style:keep-together="false" fo:keep-together="always"/>
    </style:style>
    <style:style style:name="P1" style:family="paragraph" style:parent-style-name="Standard">
      <style:paragraph-properties fo:text-align="center" style:justify-single-word="fals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16pt" style:font-size-asian="16pt" style:font-size-complex="16pt"/>
    </style:style>
    <style:style style:name="P3"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font-style-asian="normal" style:font-weight-asian="normal" style:font-style-complex="normal"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8161in" svg:y="9.8957in" svg:width="0.8827in" svg:height="0.311in" draw:z-index="0">
        <draw:image xlink:href="Pictures/10000201000000580000001FCE58C672.png" xlink:type="simple" xlink:show="embed" xlink:actuate="onLoad"/>
      </draw:frame>
      <text:p text:style-name="P3"/>
      <text:p text:style-name="P1"/>
      <text:p text:style-name="P1"/>
      <text:p text:style-name="P1"/>
      <text:p text:style-name="P1"/>
      <text:p text:style-name="P1"/>
      <text:p text:style-name="P1"/>
      <text:p text:style-name="P1"/>
      <text:p text:style-name="P1"/>
      <text:p text:style-name="P1"/>
      <text:p text:style-name="P1"/>
      <text:p text:style-name="P1">Learning to Program with Haiku</text:p>
      <text:p text:style-name="P2"/>
      <text:p text:style-name="P2">Lesson 20</text:p>
      <text:p text:style-name="P2"/>
      <text:p text:style-name="P2">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l material © 2010 DarkWyrm</text:p>
      <text:p text:style-name="Standard"><text:soft-page-break/>Although our focus in the last few lessons has been on the Interface Kit, another kit receives quite a lot of attention when programming in Haiku: the Storage Kit. This kit is devoted to working with files and folders on disk. We'll be doing a fast and furious crash course through it today. Don't worry, though – it's not very difficult.</text:p>
      <text:h text:style-name="Heading_20_2" text:outline-level="2">Overview of the Storage Kit</text:h>
      <text:p text:style-name="Standard">The kit can be divided into six basic groups of classes.</text:p>
      <text:p text:style-name="Standard"/>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BFilePanel</text:p>
          </table:table-cell>
          <table:table-cell table:style-name="Table1.B2" office:value-type="string">
            <text:p text:style-name="Table_20_Contents">A GUI control used to navigate the filesystem and select a file or folder</text:p>
          </table:table-cell>
        </table:table-row>
        <table:table-row>
          <table:table-cell table:style-name="Table1.A1" office:value-type="string">
            <text:p text:style-name="Table_20_Contents">BRefFilter</text:p>
          </table:table-cell>
          <table:table-cell table:style-name="Table1.B1" office:value-type="string">
            <text:p text:style-name="Table_20_Contents">A class for filtering <text:span text:style-name="Code">entry_ref</text:span> objects. It is almost always used in combination with BFilePanel.</text:p>
          </table:table-cell>
        </table:table-row>
        <table:table-row>
          <table:table-cell table:style-name="Table1.A4" office:value-type="string">
            <text:p text:style-name="Table_20_Contents"/>
          </table:table-cell>
          <table:table-cell table:style-name="Table1.A4" office:value-type="string">
            <text:p text:style-name="Table_20_Contents"/>
          </table:table-cell>
        </table:table-row>
        <table:table-row table:style-name="Table1.5">
          <table:table-cell table:style-name="Table1.A1" office:value-type="string">
            <text:p text:style-name="Standard">BQuery</text:p>
          </table:table-cell>
          <table:table-cell table:style-name="Table1.B1" office:value-type="string">
            <text:p text:style-name="Table_20_Contents">Run a search of the filesystem using attributes. Queries work only on BFS volumes.</text:p>
          </table:table-cell>
        </table:table-row>
        <table:table-row>
          <table:table-cell table:style-name="Table1.A4" office:value-type="string">
            <text:p text:style-name="Table_20_Contents"/>
          </table:table-cell>
          <table:table-cell table:style-name="Table1.A4" office:value-type="string">
            <text:p text:style-name="Table_20_Contents"/>
          </table:table-cell>
        </table:table-row>
        <table:table-row>
          <table:table-cell table:style-name="Table1.A1" office:value-type="string">
            <text:p text:style-name="Table_20_Contents">BVolume</text:p>
          </table:table-cell>
          <table:table-cell table:style-name="Table1.B1" office:value-type="string">
            <text:p text:style-name="Table_20_Contents">This is a class which represents a disk volume, which can be a hard disk partition, removable drive, disk image, or network share.</text:p>
          </table:table-cell>
        </table:table-row>
        <table:table-row>
          <table:table-cell table:style-name="Table1.A2" office:value-type="string">
            <text:p text:style-name="Table_20_Contents">BVolumeRoster</text:p>
          </table:table-cell>
          <table:table-cell table:style-name="Table1.B2" office:value-type="string">
            <text:p text:style-name="Table_20_Contents">This class provides the means to get information on all volumes available on the system.</text:p>
          </table:table-cell>
        </table:table-row>
        <table:table-row>
          <table:table-cell table:style-name="Table1.A4" office:value-type="string">
            <text:p text:style-name="Table_20_Contents"/>
          </table:table-cell>
          <table:table-cell table:style-name="Table1.A4" office:value-type="string">
            <text:p text:style-name="Table_20_Contents"/>
          </table:table-cell>
        </table:table-row>
        <table:table-row table:style-name="Table1.10">
          <table:table-cell table:style-name="Table1.A1" office:value-type="string">
            <text:p text:style-name="Table_20_Contents">BDirectory</text:p>
          </table:table-cell>
          <table:table-cell table:style-name="Table1.B1" office:value-type="string">
            <text:p text:style-name="Table_20_Contents">BDirectory is a very useful class. It gives you ways to read the contents of a directory, create files, folders, and symbolic links, and it can find a specific entry, such as to ascertain if it exists.</text:p>
          </table:table-cell>
        </table:table-row>
        <table:table-row table:style-name="Table1.10">
          <table:table-cell table:style-name="Table1.A2" office:value-type="string">
            <text:p text:style-name="Table_20_Contents">BEntry</text:p>
          </table:table-cell>
          <table:table-cell table:style-name="Table1.B2" office:value-type="string">
            <text:p text:style-name="Table_20_Contents">This is one of the most-used classes in the Storage Kit. It represents an item in a directory, such as a file or folder. A BEntry can tell you if a path exists, delete it, move it to somewhere else on the same volume, and more.</text:p>
          </table:table-cell>
        </table:table-row>
        <table:table-row table:style-name="Table1.10">
          <table:table-cell table:style-name="Table1.A2" office:value-type="string">
            <text:p text:style-name="Table_20_Contents">BEntryList</text:p>
          </table:table-cell>
          <table:table-cell table:style-name="Table1.B2" office:value-type="string">
            <text:p text:style-name="Table_20_Contents">You won't probably ever use a BEntryList directly. It is a class used to define an interface for reading lists of BEntry objects that derived classes must implement. Currently BQuery and BDirectory are the only objects that do this.</text:p>
          </table:table-cell>
        </table:table-row>
        <table:table-row table:style-name="Table1.10">
          <table:table-cell table:style-name="Table1.A2" office:value-type="string">
            <text:p text:style-name="Table_20_Contents">BFile</text:p>
          </table:table-cell>
          <table:table-cell table:style-name="Table1.B2" office:value-type="string">
            <text:p text:style-name="Table_20_Contents">BFile is another commonly-used class. Unsurprisingly, it represents a file on disk and provides functionality to read data from files and write to them. It provides a friendlier interface than <text:span text:style-name="Code">fread()</text:span> and friends. Like BDirectory, it is a child class of BNode, inheriting all of its attribute-related functions.</text:p>
          </table:table-cell>
        </table:table-row>
        <table:table-row table:style-name="Table1.10">
          <table:table-cell table:style-name="Table1.A2" office:value-type="string">
            <text:p text:style-name="Table_20_Contents">BNode</text:p>
          </table:table-cell>
          <table:table-cell table:style-name="Table1.B2" office:value-type="string">
            <text:p text:style-name="Table_20_Contents">A BNode represents the data part of a file. The class provides functions for file locking and working with a file's attributes.</text:p>
          </table:table-cell>
        </table:table-row>
        <table:table-row table:style-name="Table1.10">
          <table:table-cell table:style-name="Table1.A2" office:value-type="string">
            <text:p text:style-name="Table_20_Contents">BNodeInfo</text:p>
          </table:table-cell>
          <table:table-cell table:style-name="Table1.B2" office:value-type="string">
            <text:p text:style-name="Table_20_Contents">Although BNode can do everything BNodeInfo does, BNodeInfo provides an easy interface to common attribute tasks, such as getting a file's type. Of particular note is the static function <text:span text:style-name="Code">GetTrackerIcon()</text:span>, which is used to get the icon that would be shown in Tracker.</text:p>
          </table:table-cell>
        </table:table-row>
        <table:table-row table:style-name="Table1.10">
          <table:table-cell table:style-name="Table1.A2" office:value-type="string">
            <text:p text:style-name="Table_20_Contents">BPath</text:p>
          </table:table-cell>
          <table:table-cell table:style-name="Table1.B2" office:value-type="string">
            <text:p text:style-name="Table_20_Contents">BPath gives you simple string path manipulation functions. It doesn't do many of the fancy tricks BString does, but it does do path-specific ones, like converting relative paths to absolute ones and appending entry names.</text:p>
          </table:table-cell>
        </table:table-row>
        <text:soft-page-break/>
        <table:table-row table:style-name="Table1.10">
          <table:table-cell table:style-name="Table1.A2" office:value-type="string">
            <text:p text:style-name="Table_20_Contents">BStatable</text:p>
          </table:table-cell>
          <table:table-cell table:style-name="Table1.B2" office:value-type="string">
            <text:p text:style-name="Table_20_Contents">This provides a friendly interface to the information provided by the <text:span text:style-name="Code">stat()</text:span> function, including entry type (file, directory, etc.), creation time, modification time, file owner, and more. It isn't used directly, though. BStatable is a pure abstract class, intended to create an interface implemented by child classes. BNode and BEntry are both child classes of BStatable.</text:p>
          </table:table-cell>
        </table:table-row>
        <table:table-row table:style-name="Table1.10">
          <table:table-cell table:style-name="Table1.A2" office:value-type="string">
            <text:p text:style-name="Table_20_Contents">BSymLink</text:p>
          </table:table-cell>
          <table:table-cell table:style-name="Table1.B2" office:value-type="string">
            <text:p text:style-name="Table_20_Contents">BSymLink is next to useless. The only useful function is <text:span text:style-name="Code">ReadLink()</text:span>, but because BSymLink is a child of BNode, it doesn't know where it is in the filesystem. The link resolution functions provided by BEntry are much more convenient.</text:p>
          </table:table-cell>
        </table:table-row>
        <table:table-row>
          <table:table-cell table:style-name="Table1.A4" office:value-type="string">
            <text:p text:style-name="Table_20_Contents"/>
          </table:table-cell>
          <table:table-cell table:style-name="Table1.A4" office:value-type="string">
            <text:p text:style-name="Table_20_Contents"/>
          </table:table-cell>
        </table:table-row>
        <table:table-row>
          <table:table-cell table:style-name="Table1.A1" office:value-type="string">
            <text:p text:style-name="Table_20_Contents">BAppFileInfo</text:p>
          </table:table-cell>
          <table:table-cell table:style-name="Table1.B1" office:value-type="string">
            <text:p text:style-name="Table_20_Contents">This class isn't used very often unless you're developing an IDE, file browser, or something similar. It is used for getting and setting information specific to applications, such as version number, icons, supported types, and so on.</text:p>
          </table:table-cell>
        </table:table-row>
        <table:table-row>
          <table:table-cell table:style-name="Table1.A2" office:value-type="string">
            <text:p text:style-name="Table_20_Contents">BMimeType</text:p>
          </table:table-cell>
          <table:table-cell table:style-name="Table1.B2" office:value-type="string">
            <text:p text:style-name="Table_20_Contents">It won't be often that you'll use this class. It's for parsing MIME strings, getting access to the File Type database, and performing related tasks. The main thing that this is used for is setting the preferred application for a file type.</text:p>
          </table:table-cell>
        </table:table-row>
        <table:table-row>
          <table:table-cell table:style-name="Table1.A2" office:value-type="string">
            <text:p text:style-name="Table_20_Contents">BResources</text:p>
          </table:table-cell>
          <table:table-cell table:style-name="Table1.B2" office:value-type="string">
            <text:p text:style-name="Table_20_Contents">Like BAppFileInfo, you probably won't ever use this class unless you're writing a specific kind of app, such as a resource editor. It is for programmatically loading, adding, or deleting program resources.</text:p>
          </table:table-cell>
        </table:table-row>
        <table:table-row>
          <table:table-cell table:style-name="Table1.A4" office:value-type="string">
            <text:p text:style-name="Table_20_Contents"/>
          </table:table-cell>
          <table:table-cell table:style-name="Table1.A4" office:value-type="string">
            <text:p text:style-name="Table_20_Contents"/>
          </table:table-cell>
        </table:table-row>
        <table:table-row>
          <table:table-cell table:style-name="Table1.A1" office:value-type="string">
            <text:p text:style-name="Table_20_Contents">The Node Monitor</text:p>
          </table:table-cell>
          <table:table-cell table:style-name="Table1.B1" office:value-type="string">
            <text:p text:style-name="Table_20_Contents">Not actually a class, the Node Monitor is a service of the Storage Kit which can notify you of changes in the filesystem, such as when a volume is mounted or unmounted, when a file is created or deleted, or when the contents of a directory changes.</text:p>
          </table:table-cell>
        </table:table-row>
      </table:table>
      <text:p text:style-name="Standard"/>
      <text:h text:style-name="Heading_20_2" text:outline-level="2">Project</text:h>
      <text:p text:style-name="Standard"><text:span text:style-name="symbol0_5f_cpp"><text:span text:style-name="T1">Using the Interface Kit does have one drawback: if you use one part of it, you almost always have to use the whole paradigm. For example, if you want to load a BBitmap from disk, you have to have a valid BApplication, even if you don't use it. The Storage Kit doesn't have this limitation. In fact, today's project is a simple console application which is simple enough for a lesson but is coded in a style that you would find in a regular Haiku application.</text:span></text:span></text:p>
      <text:p text:style-name="Standard"><text:span text:style-name="symbol0_5f_cpp"><text:span text:style-name="T1"/></text:span></text:p>
      <text:p text:style-name="Standard"><text:span text:style-name="symbol0_5f_cpp"><text:span text:style-name="T1">This project, called ListDir, is a simple version of the bash command </text:span></text:span><text:span text:style-name="Code"><text:span text:style-name="T1">ls</text:span></text:span><text:span text:style-name="symbol0_5f_cpp"><text:span text:style-name="T1">. Given a path specified on the command line, our program will list the contents of the directory and the size of each entry in the directory. We will display the "size" of any subdirectories by listing how many entries the subdirectory has.</text:span></text:span></text:p>
      <text:p text:style-name="Standard"><text:span text:style-name="symbol0_5f_cpp"><text:span text:style-name="T1"/></text:span></text:p>
      <text:p text:style-name="Standard"><text:span text:style-name="symbol0_5f_cpp"><text:span text:style-name="T1"/></text:span></text:p>
      <text:p text:style-name="CodeBlock"><text:span text:style-name="comment1_5f_cpp"><text:span text:style-name="T2">#include &lt;Directory.h&gt; </text:span></text:span></text:p>
      <text:p text:style-name="CodeBlock"><text:span text:style-name="comment1_5f_cpp"><text:span text:style-name="T2">#include &lt;Entry.h&gt; </text:span></text:span></text:p>
      <text:p text:style-name="CodeBlock"><text:span text:style-name="comment1_5f_cpp"><text:span text:style-name="T2">#include &lt;Path.h&gt; </text:span></text:span></text:p>
      <text:p text:style-name="CodeBlock"><text:span text:style-name="comment1_5f_cpp"><text:span text:style-name="T2">#include &lt;stdio.h&gt; </text:span></text:span></text:p>
      <text:p text:style-name="CodeBlock"><text:span text:style-name="comment1_5f_cpp"><text:span text:style-name="T2">#include &lt;String.h&gt; </text:span></text:span></text:p>
      <text:p text:style-name="CodeBlock"><text:span text:style-name="symbol0_5f_cpp"><text:span text:style-name="T1"/></text:span></text:p>
      <text:p text:style-name="CodeBlock"><text:span text:style-name="symbol0_5f_cpp"><text:span text:style-name="T1"/></text:span></text:p>
      <text:p text:style-name="CodeBlock"><text:soft-page-break/><text:span text:style-name="comment0_5f_cpp"><text:span text:style-name="T2">// It's better to use constant global integers instead of #defines because</text:span></text:span></text:p>
      <text:p text:style-name="CodeBlock"><text:span text:style-name="comment0_5f_cpp"><text:span text:style-name="T2">// constants provide strong typing and don't lead to weird errors like #defines</text:span></text:span></text:p>
      <text:p text:style-name="CodeBlock"><text:span text:style-name="comment0_5f_cpp"><text:span text:style-name="T2">// can. </text:span></text:span></text:p>
      <text:p text:style-name="CodeBlock"><text:span text:style-name="keyword3_5f_cpp"><text:span text:style-name="T2">const</text:span></text:span><text:span text:style-name="symbol0_5f_cpp"><text:span text:style-name="T1"> uint16 BYTES_PER_KB </text:span></text:span><text:span text:style-name="symbol1_5f_cpp"><text:span text:style-name="T2">=</text:span></text:span><text:span text:style-name="symbol0_5f_cpp"><text:span text:style-name="T1"> </text:span></text:span><text:span text:style-name="number_5f_cpp"><text:span text:style-name="T2">1024</text:span></text:span><text:span text:style-name="symbol4_5f_cpp"><text:span text:style-name="T2">;</text:span></text:span><text:span text:style-name="symbol0_5f_cpp"><text:span text:style-name="T1"> </text:span></text:span></text:p>
      <text:p text:style-name="CodeBlock"><text:span text:style-name="keyword3_5f_cpp"><text:span text:style-name="T2">const</text:span></text:span><text:span text:style-name="symbol0_5f_cpp"><text:span text:style-name="T1"> uint32 BYTES_PER_MB </text:span></text:span><text:span text:style-name="symbol1_5f_cpp"><text:span text:style-name="T2">=</text:span></text:span><text:span text:style-name="symbol0_5f_cpp"><text:span text:style-name="T1"> </text:span></text:span><text:span text:style-name="number_5f_cpp"><text:span text:style-name="T2">1048576</text:span></text:span><text:span text:style-name="symbol4_5f_cpp"><text:span text:style-name="T2">;</text:span></text:span><text:span text:style-name="symbol0_5f_cpp"><text:span text:style-name="T1"> </text:span></text:span></text:p>
      <text:p text:style-name="CodeBlock"><text:span text:style-name="keyword3_5f_cpp"><text:span text:style-name="T2">const</text:span></text:span><text:span text:style-name="symbol0_5f_cpp"><text:span text:style-name="T1"> uint64 BYTES_PER_GB </text:span></text:span><text:span text:style-name="symbol1_5f_cpp"><text:span text:style-name="T2">=</text:span></text:span><text:span text:style-name="symbol0_5f_cpp"><text:span text:style-name="T1"> 1099511627776ULL</text:span></text:span><text:span text:style-name="symbol4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keyword3_5f_cpp"><text:span text:style-name="T2">int</text:span></text:span><text:span text:style-name="symbol0_5f_cpp"><text:span text:style-name="T1"><text:tab/><text:tab/>ListDirectory</text:span></text:span><text:span text:style-name="symbol0_5f_cpp"><text:span text:style-name="T2">(</text:span></text:span><text:span text:style-name="keyword3_5f_cpp"><text:span text:style-name="T2">const</text:span></text:span><text:span text:style-name="symbol0_5f_cpp"><text:span text:style-name="T1"> entry_ref </text:span></text:span><text:span text:style-name="symbol3_5f_cpp"><text:span text:style-name="T2">&amp;</text:span></text:span><text:span text:style-name="symbol0_5f_cpp"><text:span text:style-name="T1">dirRef</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BString<text:tab/>MakeSizeString</text:span></text:span><text:span text:style-name="symbol0_5f_cpp"><text:span text:style-name="T2">(</text:span></text:span><text:span text:style-name="keyword3_5f_cpp"><text:span text:style-name="T2">const</text:span></text:span><text:span text:style-name="symbol0_5f_cpp"><text:span text:style-name="T1"> uint64 </text:span></text:span><text:span text:style-name="symbol3_5f_cpp"><text:span text:style-name="T2">&amp;</text:span></text:span><text:span text:style-name="symbol0_5f_cpp"><text:span text:style-name="T1">size</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keyword3_5f_cpp"><text:span text:style-name="T2">int</text:span></text:span><text:span text:style-name="symbol0_5f_cpp"><text:span text:style-name="T1"> </text:span></text:span></text:p>
      <text:p text:style-name="CodeBlock"><text:span text:style-name="symbol0_5f_cpp"><text:span text:style-name="T1">main</text:span></text:span><text:span text:style-name="symbol0_5f_cpp"><text:span text:style-name="T2">(</text:span></text:span><text:span text:style-name="keyword3_5f_cpp"><text:span text:style-name="T2">int</text:span></text:span><text:span text:style-name="symbol0_5f_cpp"><text:span text:style-name="T1"> argc, </text:span></text:span><text:span text:style-name="keyword3_5f_cpp"><text:span text:style-name="T2">char</text:span></text:span><text:span text:style-name="symbol0_5f_cpp"><text:span text:style-name="T1"> </text:span></text:span><text:span text:style-name="symbol2_5f_cpp"><text:span text:style-name="T2">**</text:span></text:span><text:span text:style-name="symbol0_5f_cpp"><text:span text:style-name="T1">argv</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comment0_5f_cpp"><text:span text:style-name="T2">// We want to require one argument in addition to the program name when</text:span></text:span></text:p>
      <text:p text:style-name="CodeBlock"><text:span text:style-name="symbol0_5f_cpp"><text:span text:style-name="T1"><text:tab/></text:span></text:span><text:span text:style-name="comment0_5f_cpp"><text:span text:style-name="T2">// invoked from the command line. </text:span></text:span></text:p>
      <text:p text:style-name="CodeBlock"><text:span text:style-name="symbol0_5f_cpp"><text:span text:style-name="T1"><text:tab/></text:span></text:span><text:span text:style-name="keyword0_5f_cpp"><text:span text:style-name="T2">if</text:span></text:span><text:span text:style-name="symbol0_5f_cpp"><text:span text:style-name="T1"> </text:span></text:span><text:span text:style-name="symbol0_5f_cpp"><text:span text:style-name="T2">(</text:span></text:span><text:span text:style-name="symbol0_5f_cpp"><text:span text:style-name="T1">argc </text:span></text:span><text:span text:style-name="symbol3_5f_cpp"><text:span text:style-name="T2">!</text:span></text:span><text:span text:style-name="symbol1_5f_cpp"><text:span text:style-name="T2">=</text:span></text:span><text:span text:style-name="symbol0_5f_cpp"><text:span text:style-name="T1"> </text:span></text:span><text:span text:style-name="number_5f_cpp"><text:span text:style-name="T2">2</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span></text:span><text:span text:style-name="keyword2_5f_cpp"><text:span text:style-name="T2">printf</text:span></text:span><text:span text:style-name="symbol0_5f_cpp"><text:span text:style-name="T2">(</text:span></text:span><text:span text:style-name="string_5f_cpp"><text:span text:style-name="T2">"Usage: listdir &lt;path&gt;</text:span></text:span><text:span text:style-name="escaped_5f_cpp"><text:span text:style-name="T2">\n</text:span></text:span><text:span text:style-name="string_5f_cpp"><text:span text:style-name="T2">"</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span></text:span><text:span text:style-name="keyword0_5f_cpp"><text:span text:style-name="T2">return</text:span></text:span><text:span text:style-name="symbol0_5f_cpp"><text:span text:style-name="T1"> </text:span></text:span><text:span text:style-name="number_5f_cpp"><text:span text:style-name="T2">0</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Here we'll do some sanity checks to make sure that the path we were given </text:span></text:span></text:p>
      <text:p text:style-name="CodeBlock"><text:span text:style-name="symbol0_5f_cpp"><text:span text:style-name="T1"><text:tab/></text:span></text:span><text:span text:style-name="comment0_5f_cpp"><text:span text:style-name="T2">// actually exists and it's not a file. </text:span></text:span></text:p>
      <text:p text:style-name="CodeBlock"><text:span text:style-name="symbol0_5f_cpp"><text:span text:style-name="T1"><text:tab/></text:span></text:span></text:p>
      <text:p text:style-name="CodeBlock"><text:span text:style-name="symbol0_5f_cpp"><text:span text:style-name="T1"><text:tab/>BEntry entry</text:span></text:span><text:span text:style-name="symbol0_5f_cpp"><text:span text:style-name="T2">(</text:span></text:span><text:span text:style-name="symbol0_5f_cpp"><text:span text:style-name="T1">argv</text:span></text:span><text:span text:style-name="symbol0_5f_cpp"><text:span text:style-name="T2">[</text:span></text:span><text:span text:style-name="number_5f_cpp"><text:span text:style-name="T2">1</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if</text:span></text:span><text:span text:style-name="symbol0_5f_cpp"><text:span text:style-name="T1"> </text:span></text:span><text:span text:style-name="symbol0_5f_cpp"><text:span text:style-name="T2">(</text:span></text:span><text:span text:style-name="symbol3_5f_cpp"><text:span text:style-name="T2">!</text:span></text:span><text:span text:style-name="symbol0_5f_cpp"><text:span text:style-name="T1">entry.</text:span></text:span><text:span text:style-name="member0_5f_cpp"><text:span text:style-name="T2">Exists</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span></text:span><text:span text:style-name="keyword2_5f_cpp"><text:span text:style-name="T2">printf</text:span></text:span><text:span text:style-name="symbol0_5f_cpp"><text:span text:style-name="T2">(</text:span></text:span><text:span text:style-name="string_5f_cpp"><text:span text:style-name="T2">"%s does not exist</text:span></text:span><text:span text:style-name="escaped_5f_cpp"><text:span text:style-name="T2">\n</text:span></text:span><text:span text:style-name="string_5f_cpp"><text:span text:style-name="T2">"</text:span></text:span><text:span text:style-name="symbol0_5f_cpp"><text:span text:style-name="T1">,argv</text:span></text:span><text:span text:style-name="symbol0_5f_cpp"><text:span text:style-name="T2">[</text:span></text:span><text:span text:style-name="number_5f_cpp"><text:span text:style-name="T2">1</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span></text:span><text:span text:style-name="keyword0_5f_cpp"><text:span text:style-name="T2">return</text:span></text:span><text:span text:style-name="symbol0_5f_cpp"><text:span text:style-name="T1"> </text:span></text:span><text:span text:style-name="number_5f_cpp"><text:span text:style-name="T2">1</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p>
      <text:p text:style-name="CodeBlock"><text:span text:style-name="symbol0_5f_cpp"><text:span text:style-name="T1"><text:tab/></text:span></text:span><text:span text:style-name="keyword0_5f_cpp"><text:span text:style-name="T2">if</text:span></text:span><text:span text:style-name="symbol0_5f_cpp"><text:span text:style-name="T1"> </text:span></text:span><text:span text:style-name="symbol0_5f_cpp"><text:span text:style-name="T2">(</text:span></text:span><text:span text:style-name="symbol3_5f_cpp"><text:span text:style-name="T2">!</text:span></text:span><text:span text:style-name="symbol0_5f_cpp"><text:span text:style-name="T1">entry.</text:span></text:span><text:span text:style-name="member0_5f_cpp"><text:span text:style-name="T2">IsDirectory</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span></text:span><text:span text:style-name="keyword2_5f_cpp"><text:span text:style-name="T2">printf</text:span></text:span><text:span text:style-name="symbol0_5f_cpp"><text:span text:style-name="T2">(</text:span></text:span><text:span text:style-name="string_5f_cpp"><text:span text:style-name="T2">"%s is not a directory</text:span></text:span><text:span text:style-name="escaped_5f_cpp"><text:span text:style-name="T2">\n</text:span></text:span><text:span text:style-name="string_5f_cpp"><text:span text:style-name="T2">"</text:span></text:span><text:span text:style-name="symbol0_5f_cpp"><text:span text:style-name="T1">,argv</text:span></text:span><text:span text:style-name="symbol0_5f_cpp"><text:span text:style-name="T2">[</text:span></text:span><text:span text:style-name="number_5f_cpp"><text:span text:style-name="T2">1</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span></text:span><text:span text:style-name="keyword0_5f_cpp"><text:span text:style-name="T2">return</text:span></text:span><text:span text:style-name="symbol0_5f_cpp"><text:span text:style-name="T1"> </text:span></text:span><text:span text:style-name="number_5f_cpp"><text:span text:style-name="T2">1</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An entry_ref is a typedef'ed structure which points to a file, directory,</text:span></text:span></text:p>
      <text:p text:style-name="CodeBlock"><text:span text:style-name="symbol0_5f_cpp"><text:span text:style-name="T1"><text:tab/></text:span></text:span><text:span text:style-name="comment0_5f_cpp"><text:span text:style-name="T2">// or symlink on disk. The entry must actually exist, but unlike a BFile or</text:span></text:span></text:p>
      <text:p text:style-name="CodeBlock"><text:span text:style-name="symbol0_5f_cpp"><text:span text:style-name="T1"><text:tab/></text:span></text:span><text:span text:style-name="comment0_5f_cpp"><text:span text:style-name="T2">// BEntry, it doesn't use up a file handle. </text:span></text:span></text:p>
      <text:p text:style-name="CodeBlock"><text:span text:style-name="symbol0_5f_cpp"><text:span text:style-name="T1"><text:tab/>entry_ref ref</text:span></text:span><text:span text:style-name="symbol4_5f_cpp"><text:span text:style-name="T2">;</text:span></text:span><text:span text:style-name="symbol0_5f_cpp"><text:span text:style-name="T1"> </text:span></text:span></text:p>
      <text:p text:style-name="CodeBlock"><text:span text:style-name="symbol0_5f_cpp"><text:span text:style-name="T1"><text:tab/>entry.</text:span></text:span><text:span text:style-name="member0_5f_cpp"><text:span text:style-name="T2">GetRef</text:span></text:span><text:span text:style-name="symbol0_5f_cpp"><text:span text:style-name="T2">(</text:span></text:span><text:span text:style-name="symbol3_5f_cpp"><text:span text:style-name="T2">&amp;</text:span></text:span><text:span text:style-name="symbol0_5f_cpp"><text:span text:style-name="T1">ref</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return</text:span></text:span><text:span text:style-name="symbol0_5f_cpp"><text:span text:style-name="T1"> ListDirectory</text:span></text:span><text:span text:style-name="symbol0_5f_cpp"><text:span text:style-name="T2">(</text:span></text:span><text:span text:style-name="symbol0_5f_cpp"><text:span text:style-name="T1">ref</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keyword3_5f_cpp"><text:span text:style-name="T2">int</text:span></text:span><text:span text:style-name="symbol0_5f_cpp"><text:span text:style-name="T1"> </text:span></text:span></text:p>
      <text:p text:style-name="CodeBlock"><text:span text:style-name="symbol0_5f_cpp"><text:span text:style-name="T1">ListDirectory</text:span></text:span><text:span text:style-name="symbol0_5f_cpp"><text:span text:style-name="T2">(</text:span></text:span><text:span text:style-name="keyword3_5f_cpp"><text:span text:style-name="T2">const</text:span></text:span><text:span text:style-name="symbol0_5f_cpp"><text:span text:style-name="T1"> entry_ref </text:span></text:span><text:span text:style-name="symbol3_5f_cpp"><text:span text:style-name="T2">&amp;</text:span></text:span><text:span text:style-name="symbol0_5f_cpp"><text:span text:style-name="T1">dirRef</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comment0_5f_cpp"><text:span text:style-name="T2">// This function does all the real work of the program </text:span></text:span></text:p>
      <text:p text:style-name="CodeBlock"><text:span text:style-name="symbol0_5f_cpp"><text:span text:style-name="T1"><text:tab/> </text:span></text:span></text:p>
      <text:p text:style-name="CodeBlock"><text:span text:style-name="symbol0_5f_cpp"><text:span text:style-name="T1"><text:tab/>BDirectory dir</text:span></text:span><text:span text:style-name="symbol0_5f_cpp"><text:span text:style-name="T2">(</text:span></text:span><text:span text:style-name="symbol3_5f_cpp"><text:span text:style-name="T2">&amp;</text:span></text:span><text:span text:style-name="symbol0_5f_cpp"><text:span text:style-name="T1">dirRef</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if</text:span></text:span><text:span text:style-name="symbol0_5f_cpp"><text:span text:style-name="T1"> </text:span></text:span><text:span text:style-name="symbol0_5f_cpp"><text:span text:style-name="T2">(</text:span></text:span><text:span text:style-name="symbol0_5f_cpp"><text:span text:style-name="T1">dir.</text:span></text:span><text:span text:style-name="member0_5f_cpp"><text:span text:style-name="T2">InitCheck</text:span></text:span><text:span text:style-name="symbol0_5f_cpp"><text:span text:style-name="T2">()</text:span></text:span><text:span text:style-name="symbol0_5f_cpp"><text:span text:style-name="T1"> </text:span></text:span><text:span text:style-name="symbol3_5f_cpp"><text:span text:style-name="T2">!</text:span></text:span><text:span text:style-name="symbol1_5f_cpp"><text:span text:style-name="T2">=</text:span></text:span><text:span text:style-name="symbol0_5f_cpp"><text:span text:style-name="T1"> B_OK</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span></text:span><text:span text:style-name="keyword2_5f_cpp"><text:span text:style-name="T2">printf</text:span></text:span><text:span text:style-name="symbol0_5f_cpp"><text:span text:style-name="T2">(</text:span></text:span><text:span text:style-name="string_5f_cpp"><text:span text:style-name="T2">"Couldn't read directory %s</text:span></text:span><text:span text:style-name="escaped_5f_cpp"><text:span text:style-name="T2">\n</text:span></text:span><text:span text:style-name="string_5f_cpp"><text:span text:style-name="T2">"</text:span></text:span><text:span text:style-name="symbol0_5f_cpp"><text:span text:style-name="T1">,dirRef.</text:span></text:span><text:span text:style-name="member0_5f_cpp"><text:span text:style-name="T2">name</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span></text:span><text:span text:style-name="keyword0_5f_cpp"><text:span text:style-name="T2">return</text:span></text:span><text:span text:style-name="symbol0_5f_cpp"><text:span text:style-name="T1"> </text:span></text:span><text:span text:style-name="number_5f_cpp"><text:span text:style-name="T2">1</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oft-page-break/><text:span text:style-name="symbol0_5f_cpp"><text:span text:style-name="T1"><text:tab/> </text:span></text:span></text:p>
      <text:p text:style-name="CodeBlock"><text:span text:style-name="symbol0_5f_cpp"><text:span text:style-name="T1"><text:tab/></text:span></text:span><text:span text:style-name="comment0_5f_cpp"><text:span text:style-name="T2">// First thing we'll do is quickly scan the directory to find the length of</text:span></text:span></text:p>
      <text:p text:style-name="CodeBlock"><text:span text:style-name="symbol0_5f_cpp"><text:span text:style-name="T1"><text:tab/></text:span></text:span><text:span text:style-name="comment0_5f_cpp"><text:span text:style-name="T2">// the longest entry name. This makes it possible to left justify the file</text:span></text:span></text:p>
      <text:p text:style-name="CodeBlock"><text:span text:style-name="symbol0_5f_cpp"><text:span text:style-name="T1"><text:tab/></text:span></text:span><text:span text:style-name="comment0_5f_cpp"><text:span text:style-name="T2">// sizes </text:span></text:span></text:p>
      <text:p text:style-name="CodeBlock"><text:span text:style-name="symbol0_5f_cpp"><text:span text:style-name="T1"><text:tab/>int32 entryCount </text:span></text:span><text:span text:style-name="symbol1_5f_cpp"><text:span text:style-name="T2">=</text:span></text:span><text:span text:style-name="symbol0_5f_cpp"><text:span text:style-name="T1"> </text:span></text:span><text:span text:style-name="number_5f_cpp"><text:span text:style-name="T2">0</text:span></text:span><text:span text:style-name="symbol4_5f_cpp"><text:span text:style-name="T2">;</text:span></text:span><text:span text:style-name="symbol0_5f_cpp"><text:span text:style-name="T1"> </text:span></text:span></text:p>
      <text:p text:style-name="CodeBlock"><text:span text:style-name="symbol0_5f_cpp"><text:span text:style-name="T1"><text:tab/>uint32 maxChars </text:span></text:span><text:span text:style-name="symbol1_5f_cpp"><text:span text:style-name="T2">=</text:span></text:span><text:span text:style-name="symbol0_5f_cpp"><text:span text:style-name="T1"> </text:span></text:span><text:span text:style-name="number_5f_cpp"><text:span text:style-name="T2">0</text:span></text:span><text:span text:style-name="symbol4_5f_cpp"><text:span text:style-name="T2">;</text:span></text:span><text:span text:style-name="symbol0_5f_cpp"><text:span text:style-name="T1"> </text:span></text:span></text:p>
      <text:p text:style-name="CodeBlock"><text:span text:style-name="symbol0_5f_cpp"><text:span text:style-name="T1"><text:tab/>entry_ref ref</text:span></text:span><text:span text:style-name="symbol4_5f_cpp"><text:span text:style-name="T2">;</text:span></text:span><text:span text:style-name="symbol0_5f_cpp"><text:span text:style-name="T1"> </text:span></text:span></text:p>
      <text:p text:style-name="CodeBlock"><text:span text:style-name="symbol0_5f_cpp"><text:span text:style-name="T1"><text:tab/> </text:span></text:span></text:p>
      <text:p text:style-name="CodeBlock"><text:span text:style-name="symbol0_5f_cpp"><text:span text:style-name="T1"><text:tab/></text:span></text:span><text:span text:style-name="comment0_5f_cpp"><text:span text:style-name="T2">// Calling Rewind() moves the BDirectory's index to the beginning of the</text:span></text:span></text:p>
      <text:p text:style-name="CodeBlock"><text:span text:style-name="symbol0_5f_cpp"><text:span text:style-name="T1"><text:tab/></text:span></text:span><text:span text:style-name="comment0_5f_cpp"><text:span text:style-name="T2">// list. </text:span></text:span></text:p>
      <text:p text:style-name="CodeBlock"><text:span text:style-name="symbol0_5f_cpp"><text:span text:style-name="T1"><text:tab/>dir.</text:span></text:span><text:span text:style-name="member0_5f_cpp"><text:span text:style-name="T2">Rewin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 </text:span></text:span></text:p>
      <text:p text:style-name="CodeBlock"><text:span text:style-name="symbol0_5f_cpp"><text:span text:style-name="T1"><text:tab/></text:span></text:span><text:span text:style-name="comment0_5f_cpp"><text:span text:style-name="T2">// GetNextRef() will return B_ERROR when the BDirectory has gotten to the</text:span></text:span></text:p>
      <text:p text:style-name="CodeBlock"><text:span text:style-name="symbol0_5f_cpp"><text:span text:style-name="T1"><text:tab/></text:span></text:span><text:span text:style-name="comment0_5f_cpp"><text:span text:style-name="T2">// end of its list of entries. </text:span></text:span></text:p>
      <text:p text:style-name="CodeBlock"><text:span text:style-name="symbol0_5f_cpp"><text:span text:style-name="T1"><text:tab/></text:span></text:span><text:span text:style-name="keyword0_5f_cpp"><text:span text:style-name="T2">while</text:span></text:span><text:span text:style-name="symbol0_5f_cpp"><text:span text:style-name="T1"> </text:span></text:span><text:span text:style-name="symbol0_5f_cpp"><text:span text:style-name="T2">(</text:span></text:span><text:span text:style-name="symbol0_5f_cpp"><text:span text:style-name="T1">dir.</text:span></text:span><text:span text:style-name="member0_5f_cpp"><text:span text:style-name="T2">GetNextRef</text:span></text:span><text:span text:style-name="symbol0_5f_cpp"><text:span text:style-name="T2">(</text:span></text:span><text:span text:style-name="symbol3_5f_cpp"><text:span text:style-name="T2">&amp;</text:span></text:span><text:span text:style-name="symbol0_5f_cpp"><text:span text:style-name="T1">ref</text:span></text:span><text:span text:style-name="symbol0_5f_cpp"><text:span text:style-name="T2">)</text:span></text:span><text:span text:style-name="symbol0_5f_cpp"><text:span text:style-name="T1"> </text:span></text:span><text:span text:style-name="symbol1_5f_cpp"><text:span text:style-name="T2">==</text:span></text:span><text:span text:style-name="symbol0_5f_cpp"><text:span text:style-name="T1"> B_OK</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span></text:span><text:span text:style-name="keyword0_5f_cpp"><text:span text:style-name="T2">if</text:span></text:span><text:span text:style-name="symbol0_5f_cpp"><text:span text:style-name="T1"> </text:span></text:span><text:span text:style-name="symbol0_5f_cpp"><text:span text:style-name="T2">(</text:span></text:span><text:span text:style-name="symbol0_5f_cpp"><text:span text:style-name="T1">ref.</text:span></text:span><text:span text:style-name="member0_5f_cpp"><text:span text:style-name="T2">name</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tab/>maxChars </text:span></text:span><text:span text:style-name="symbol1_5f_cpp"><text:span text:style-name="T2">=</text:span></text:span><text:span text:style-name="symbol0_5f_cpp"><text:span text:style-name="T1"> MAX</text:span></text:span><text:span text:style-name="symbol0_5f_cpp"><text:span text:style-name="T2">(</text:span></text:span><text:span text:style-name="symbol0_5f_cpp"><text:span text:style-name="T1">maxChars,</text:span></text:span><text:span text:style-name="keyword2_5f_cpp"><text:span text:style-name="T2">strlen</text:span></text:span><text:span text:style-name="symbol0_5f_cpp"><text:span text:style-name="T2">(</text:span></text:span><text:span text:style-name="symbol0_5f_cpp"><text:span text:style-name="T1">ref.</text:span></text:span><text:span text:style-name="member0_5f_cpp"><text:span text:style-name="T2">name</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maxChars</text:span></text:span><text:span text:style-name="symbol2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3_5f_cpp"><text:span text:style-name="T2">char</text:span></text:span><text:span text:style-name="symbol0_5f_cpp"><text:span text:style-name="T1"> padding</text:span></text:span><text:span text:style-name="symbol0_5f_cpp"><text:span text:style-name="T2">[</text:span></text:span><text:span text:style-name="symbol0_5f_cpp"><text:span text:style-name="T1">maxChars</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 </text:span></text:span></text:p>
      <text:p text:style-name="CodeBlock"><text:span text:style-name="symbol0_5f_cpp"><text:span text:style-name="T1"><text:tab/>BEntry entry</text:span></text:span><text:span text:style-name="symbol4_5f_cpp"><text:span text:style-name="T2">;</text:span></text:span><text:span text:style-name="symbol0_5f_cpp"><text:span text:style-name="T1"> </text:span></text:span></text:p>
      <text:p text:style-name="CodeBlock"><text:span text:style-name="symbol0_5f_cpp"><text:span text:style-name="T1"><text:tab/>dir.</text:span></text:span><text:span text:style-name="member0_5f_cpp"><text:span text:style-name="T2">Rewin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 </text:span></text:span></text:p>
      <text:p text:style-name="CodeBlock"><text:span text:style-name="symbol0_5f_cpp"><text:span text:style-name="T1"><text:tab/></text:span></text:span><text:span text:style-name="comment0_5f_cpp"><text:span text:style-name="T2">// Here we'll call GetNextEntry() instead of GetNextRef() because a BEntry</text:span></text:span></text:p>
      <text:p text:style-name="CodeBlock"><text:span text:style-name="symbol0_5f_cpp"><text:span text:style-name="T1"><text:tab/></text:span></text:span><text:span text:style-name="comment0_5f_cpp"><text:span text:style-name="T2">// will enable us to get certain information about each entry, such as the</text:span></text:span></text:p>
      <text:p text:style-name="CodeBlock"><text:span text:style-name="symbol0_5f_cpp"><text:span text:style-name="T1"><text:tab/></text:span></text:span><text:span text:style-name="comment0_5f_cpp"><text:span text:style-name="T2">// entry's size. Also, because it inherits from BStatable, we can</text:span></text:span></text:p>
      <text:p text:style-name="CodeBlock"><text:span text:style-name="comment0_5f_cpp"><text:span text:style-name="T2"><text:tab/>// differentiate between directories and files with just one function call. </text:span></text:span></text:p>
      <text:p text:style-name="CodeBlock"><text:span text:style-name="symbol0_5f_cpp"><text:span text:style-name="T1"><text:tab/></text:span></text:span><text:span text:style-name="keyword0_5f_cpp"><text:span text:style-name="T2">while</text:span></text:span><text:span text:style-name="symbol0_5f_cpp"><text:span text:style-name="T1"> </text:span></text:span><text:span text:style-name="symbol0_5f_cpp"><text:span text:style-name="T2">(</text:span></text:span><text:span text:style-name="symbol0_5f_cpp"><text:span text:style-name="T1">dir.</text:span></text:span><text:span text:style-name="member0_5f_cpp"><text:span text:style-name="T2">GetNextEntry</text:span></text:span><text:span text:style-name="symbol0_5f_cpp"><text:span text:style-name="T2">(</text:span></text:span><text:span text:style-name="symbol3_5f_cpp"><text:span text:style-name="T2">&amp;</text:span></text:span><text:span text:style-name="symbol0_5f_cpp"><text:span text:style-name="T1">entry</text:span></text:span><text:span text:style-name="symbol0_5f_cpp"><text:span text:style-name="T2">)</text:span></text:span><text:span text:style-name="symbol0_5f_cpp"><text:span text:style-name="T1"> </text:span></text:span><text:span text:style-name="symbol1_5f_cpp"><text:span text:style-name="T2">==</text:span></text:span><text:span text:style-name="symbol0_5f_cpp"><text:span text:style-name="T1"> B_OK</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p>
      <text:p text:style-name="CodeBlock"><text:span text:style-name="symbol0_5f_cpp"><text:span text:style-name="T1"><text:tab/><text:tab/></text:span></text:span><text:span text:style-name="keyword3_5f_cpp"><text:span text:style-name="T2">char</text:span></text:span><text:span text:style-name="symbol0_5f_cpp"><text:span text:style-name="T1"> name</text:span></text:span><text:span text:style-name="symbol0_5f_cpp"><text:span text:style-name="T2">[</text:span></text:span><text:span text:style-name="symbol0_5f_cpp"><text:span text:style-name="T1">B_FILE_NAME_LENGTH</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entry.</text:span></text:span><text:span text:style-name="member0_5f_cpp"><text:span text:style-name="T2">GetName</text:span></text:span><text:span text:style-name="symbol0_5f_cpp"><text:span text:style-name="T2">(</text:span></text:span><text:span text:style-name="symbol0_5f_cpp"><text:span text:style-name="T1">name</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 </text:span></text:span></text:p>
      <text:p text:style-name="CodeBlock"><text:span text:style-name="symbol0_5f_cpp"><text:span text:style-name="T1"><text:tab/><text:tab/>BString formatString</text:span></text:span><text:span text:style-name="symbol4_5f_cpp"><text:span text:style-name="T2">;</text:span></text:span><text:span text:style-name="symbol0_5f_cpp"><text:span text:style-name="T1"> </text:span></text:span></text:p>
      <text:p text:style-name="CodeBlock"><text:span text:style-name="symbol0_5f_cpp"><text:span text:style-name="T1"><text:tab/><text:tab/>formatString </text:span></text:span><text:span text:style-name="symbol1_5f_cpp"><text:span text:style-name="T2">&lt;&lt;</text:span></text:span><text:span text:style-name="symbol0_5f_cpp"><text:span text:style-name="T1"> </text:span></text:span><text:span text:style-name="string_5f_cpp"><text:span text:style-name="T2">"%s"</text:span></text:span><text:span text:style-name="symbol4_5f_cpp"><text:span text:style-name="T2">;</text:span></text:span><text:span text:style-name="symbol0_5f_cpp"><text:span text:style-name="T1"> </text:span></text:span></text:p>
      <text:p text:style-name="CodeBlock"><text:span text:style-name="symbol0_5f_cpp"><text:span text:style-name="T1"><text:tab/><text:tab/> </text:span></text:span></text:p>
      <text:p text:style-name="CodeBlock"><text:span text:style-name="symbol0_5f_cpp"><text:span text:style-name="T1"><text:tab/><text:tab/></text:span></text:span><text:span text:style-name="keyword3_5f_cpp"><text:span text:style-name="T2">unsigned</text:span></text:span><text:span text:style-name="symbol0_5f_cpp"><text:span text:style-name="T1"> </text:span></text:span><text:span text:style-name="keyword3_5f_cpp"><text:span text:style-name="T2">int</text:span></text:span><text:span text:style-name="symbol0_5f_cpp"><text:span text:style-name="T1"> length </text:span></text:span><text:span text:style-name="symbol1_5f_cpp"><text:span text:style-name="T2">=</text:span></text:span><text:span text:style-name="symbol0_5f_cpp"><text:span text:style-name="T1"> </text:span></text:span><text:span text:style-name="keyword2_5f_cpp"><text:span text:style-name="T2">strlen</text:span></text:span><text:span text:style-name="symbol0_5f_cpp"><text:span text:style-name="T2">(</text:span></text:span><text:span text:style-name="symbol0_5f_cpp"><text:span text:style-name="T1">name</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span></text:span><text:span text:style-name="keyword0_5f_cpp"><text:span text:style-name="T2">if</text:span></text:span><text:span text:style-name="symbol0_5f_cpp"><text:span text:style-name="T1"> </text:span></text:span><text:span text:style-name="symbol0_5f_cpp"><text:span text:style-name="T2">(</text:span></text:span><text:span text:style-name="symbol0_5f_cpp"><text:span text:style-name="T1">length </text:span></text:span><text:span text:style-name="symbol1_5f_cpp"><text:span text:style-name="T2">&lt;</text:span></text:span><text:span text:style-name="symbol0_5f_cpp"><text:span text:style-name="T1"> maxChars</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tab/>uint32 padLength </text:span></text:span><text:span text:style-name="symbol1_5f_cpp"><text:span text:style-name="T2">=</text:span></text:span><text:span text:style-name="symbol0_5f_cpp"><text:span text:style-name="T1"> maxChars </text:span></text:span><text:span text:style-name="symbol2_5f_cpp"><text:span text:style-name="T2">-</text:span></text:span><text:span text:style-name="symbol0_5f_cpp"><text:span text:style-name="T1"> length</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tab/></text:span></text:span><text:span text:style-name="keyword2_5f_cpp"><text:span text:style-name="T2">memset</text:span></text:span><text:span text:style-name="symbol0_5f_cpp"><text:span text:style-name="T2">(</text:span></text:span><text:span text:style-name="symbol0_5f_cpp"><text:span text:style-name="T1">padding, </text:span></text:span><text:span text:style-name="string_5f_cpp"><text:span text:style-name="T2">' '</text:span></text:span><text:span text:style-name="symbol0_5f_cpp"><text:span text:style-name="T1">, padLength</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tab/>padding</text:span></text:span><text:span text:style-name="symbol0_5f_cpp"><text:span text:style-name="T2">[</text:span></text:span><text:span text:style-name="symbol0_5f_cpp"><text:span text:style-name="T1">padLength </text:span></text:span><text:span text:style-name="symbol2_5f_cpp"><text:span text:style-name="T2">-</text:span></text:span><text:span text:style-name="symbol0_5f_cpp"><text:span text:style-name="T1"> </text:span></text:span><text:span text:style-name="number_5f_cpp"><text:span text:style-name="T2">1</text:span></text:span><text:span text:style-name="symbol0_5f_cpp"><text:span text:style-name="T2">]</text:span></text:span><text:span text:style-name="symbol0_5f_cpp"><text:span text:style-name="T1"> </text:span></text:span><text:span text:style-name="symbol1_5f_cpp"><text:span text:style-name="T2">=</text:span></text:span><text:span text:style-name="symbol0_5f_cpp"><text:span text:style-name="T1"> </text:span></text:span><text:span text:style-name="string_5f_cpp"><text:span text:style-name="T2">'</text:span></text:span><text:span text:style-name="escaped_5f_cpp"><text:span text:style-name="T2">\0</text:span></text:span><text:span text:style-name="string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tab/>formatString </text:span></text:span><text:span text:style-name="symbol1_5f_cpp"><text:span text:style-name="T2">&lt;&lt;</text:span></text:span><text:span text:style-name="symbol0_5f_cpp"><text:span text:style-name="T1"> padding</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 </text:span></text:span></text:p>
      <text:p text:style-name="CodeBlock"><text:span text:style-name="symbol0_5f_cpp"><text:span text:style-name="T1"><text:tab/><text:tab/></text:span></text:span><text:span text:style-name="keyword0_5f_cpp"><text:span text:style-name="T2">if</text:span></text:span><text:span text:style-name="symbol0_5f_cpp"><text:span text:style-name="T1"> </text:span></text:span><text:span text:style-name="symbol0_5f_cpp"><text:span text:style-name="T2">(</text:span></text:span><text:span text:style-name="symbol0_5f_cpp"><text:span text:style-name="T1">entry.</text:span></text:span><text:span text:style-name="member0_5f_cpp"><text:span text:style-name="T2">IsDirectory</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tab/></text:span></text:span><text:span text:style-name="comment0_5f_cpp"><text:span text:style-name="T2">// We'll display the "size" of a directory by listing how many </text:span></text:span></text:p>
      <text:p text:style-name="CodeBlock"><text:span text:style-name="symbol0_5f_cpp"><text:span text:style-name="T1"><text:tab/><text:tab/><text:tab/></text:span></text:span><text:span text:style-name="comment0_5f_cpp"><text:span text:style-name="T2">// entries it contains </text:span></text:span></text:p>
      <text:p text:style-name="CodeBlock"><text:span text:style-name="symbol0_5f_cpp"><text:span text:style-name="T1"><text:tab/><text:tab/><text:tab/>BDirectory subdir</text:span></text:span><text:span text:style-name="symbol0_5f_cpp"><text:span text:style-name="T2">(</text:span></text:span><text:span text:style-name="symbol3_5f_cpp"><text:span text:style-name="T2">&amp;</text:span></text:span><text:span text:style-name="symbol0_5f_cpp"><text:span text:style-name="T1">entry</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tab/>formatString </text:span></text:span><text:span text:style-name="symbol1_5f_cpp"><text:span text:style-name="T2">&lt;&lt;</text:span></text:span><text:span text:style-name="symbol0_5f_cpp"><text:span text:style-name="T1"> </text:span></text:span><text:span text:style-name="string_5f_cpp"><text:span text:style-name="T2">"</text:span></text:span><text:span text:style-name="escaped_5f_cpp"><text:span text:style-name="T2">\t</text:span></text:span><text:span text:style-name="string_5f_cpp"><text:span text:style-name="T2">"</text:span></text:span><text:span text:style-name="symbol0_5f_cpp"><text:span text:style-name="T1"> </text:span></text:span><text:span text:style-name="symbol1_5f_cpp"><text:span text:style-name="T2">&lt;&lt;</text:span></text:span><text:span text:style-name="symbol0_5f_cpp"><text:span text:style-name="T1"> subdir.</text:span></text:span><text:span text:style-name="member0_5f_cpp"><text:span text:style-name="T2">CountEntries</text:span></text:span><text:span text:style-name="symbol0_5f_cpp"><text:span text:style-name="T2">()</text:span></text:span><text:span text:style-name="symbol0_5f_cpp"><text:span text:style-name="T1"> </text:span></text:span><text:span text:style-name="symbol1_5f_cpp"><text:span text:style-name="T2">&lt;&lt;</text:span></text:span><text:span text:style-name="symbol0_5f_cpp"><text:span text:style-name="T1"> </text:span></text:span><text:span text:style-name="string_5f_cpp"><text:span text:style-name="T2">" items"</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span></text:span><text:span text:style-name="keyword0_5f_cpp"><text:span text:style-name="T2">else</text:span></text:span><text:span text:style-name="symbol0_5f_cpp"><text:span text:style-name="T1"> </text:span></text:span></text:p>
      <text:p text:style-name="CodeBlock"><text:span text:style-name="symbol0_5f_cpp"><text:span text:style-name="T1"><text:tab/><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tab/>off_t fileSize</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tab/>entry.</text:span></text:span><text:span text:style-name="member0_5f_cpp"><text:span text:style-name="T2">GetSize</text:span></text:span><text:span text:style-name="symbol0_5f_cpp"><text:span text:style-name="T2">(</text:span></text:span><text:span text:style-name="symbol3_5f_cpp"><text:span text:style-name="T2">&amp;</text:span></text:span><text:span text:style-name="symbol0_5f_cpp"><text:span text:style-name="T1">fileSize</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tab/>formatString </text:span></text:span><text:span text:style-name="symbol1_5f_cpp"><text:span text:style-name="T2">&lt;&lt;</text:span></text:span><text:span text:style-name="symbol0_5f_cpp"><text:span text:style-name="T1"> </text:span></text:span><text:span text:style-name="string_5f_cpp"><text:span text:style-name="T2">"</text:span></text:span><text:span text:style-name="escaped_5f_cpp"><text:span text:style-name="T2">\t</text:span></text:span><text:span text:style-name="string_5f_cpp"><text:span text:style-name="T2">"</text:span></text:span><text:span text:style-name="symbol0_5f_cpp"><text:span text:style-name="T1"> </text:span></text:span><text:span text:style-name="symbol1_5f_cpp"><text:span text:style-name="T2">&lt;&lt;</text:span></text:span><text:span text:style-name="symbol0_5f_cpp"><text:span text:style-name="T1"> MakeSizeString</text:span></text:span><text:span text:style-name="symbol0_5f_cpp"><text:span text:style-name="T2">(</text:span></text:span><text:span text:style-name="symbol0_5f_cpp"><text:span text:style-name="T1">fileSize</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oft-page-break/><text:span text:style-name="symbol0_5f_cpp"><text:span text:style-name="T1"><text:tab/><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formatString </text:span></text:span><text:span text:style-name="symbol1_5f_cpp"><text:span text:style-name="T2">&lt;&lt;</text:span></text:span><text:span text:style-name="symbol0_5f_cpp"><text:span text:style-name="T1"> </text:span></text:span><text:span text:style-name="string_5f_cpp"><text:span text:style-name="T2">"</text:span></text:span><text:span text:style-name="escaped_5f_cpp"><text:span text:style-name="T2">\n</text:span></text:span><text:span text:style-name="string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span></text:span><text:span text:style-name="keyword2_5f_cpp"><text:span text:style-name="T2">printf</text:span></text:span><text:span text:style-name="symbol0_5f_cpp"><text:span text:style-name="T2">(</text:span></text:span><text:span text:style-name="symbol0_5f_cpp"><text:span text:style-name="T1">formatString.</text:span></text:span><text:span text:style-name="member0_5f_cpp"><text:span text:style-name="T2">String</text:span></text:span><text:span text:style-name="symbol0_5f_cpp"><text:span text:style-name="T2">()</text:span></text:span><text:span text:style-name="symbol0_5f_cpp"><text:span text:style-name="T1">,name</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entryCount</text:span></text:span><text:span text:style-name="symbol2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keyword2_5f_cpp"><text:span text:style-name="T2">printf</text:span></text:span><text:span text:style-name="symbol0_5f_cpp"><text:span text:style-name="T2">(</text:span></text:span><text:span text:style-name="string_5f_cpp"><text:span text:style-name="T2">"%ld entries</text:span></text:span><text:span text:style-name="escaped_5f_cpp"><text:span text:style-name="T2">\n</text:span></text:span><text:span text:style-name="string_5f_cpp"><text:span text:style-name="T2">"</text:span></text:span><text:span text:style-name="symbol0_5f_cpp"><text:span text:style-name="T1">,entryCount</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return</text:span></text:span><text:span text:style-name="symbol0_5f_cpp"><text:span text:style-name="T1"> </text:span></text:span><text:span text:style-name="number_5f_cpp"><text:span text:style-name="T2">0</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BString </text:span></text:span></text:p>
      <text:p text:style-name="CodeBlock"><text:span text:style-name="symbol0_5f_cpp"><text:span text:style-name="T1">MakeSizeString</text:span></text:span><text:span text:style-name="symbol0_5f_cpp"><text:span text:style-name="T2">(</text:span></text:span><text:span text:style-name="keyword3_5f_cpp"><text:span text:style-name="T2">const</text:span></text:span><text:span text:style-name="symbol0_5f_cpp"><text:span text:style-name="T1"> uint64 </text:span></text:span><text:span text:style-name="symbol3_5f_cpp"><text:span text:style-name="T2">&amp;</text:span></text:span><text:span text:style-name="symbol0_5f_cpp"><text:span text:style-name="T1">size</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comment0_5f_cpp"><text:span text:style-name="T2">// This function just converts the raw byte counts provided by BEntry's</text:span></text:span></text:p>
      <text:p text:style-name="CodeBlock"><text:span text:style-name="symbol0_5f_cpp"><text:span text:style-name="T1"><text:tab/></text:span></text:span><text:span text:style-name="comment0_5f_cpp"><text:span text:style-name="T2">// GetSize() method into something more people-friendly. </text:span></text:span></text:p>
      <text:p text:style-name="CodeBlock"><text:span text:style-name="symbol0_5f_cpp"><text:span text:style-name="T1"><text:tab/>BString sizeString</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if</text:span></text:span><text:span text:style-name="symbol0_5f_cpp"><text:span text:style-name="T1"> </text:span></text:span><text:span text:style-name="symbol0_5f_cpp"><text:span text:style-name="T2">(</text:span></text:span><text:span text:style-name="symbol0_5f_cpp"><text:span text:style-name="T1">size </text:span></text:span><text:span text:style-name="symbol1_5f_cpp"><text:span text:style-name="T2">&lt;</text:span></text:span><text:span text:style-name="symbol0_5f_cpp"><text:span text:style-name="T1"> BYTES_PER_KB</text:span></text:span><text:span text:style-name="symbol0_5f_cpp"><text:span text:style-name="T2">)</text:span></text:span><text:span text:style-name="symbol0_5f_cpp"><text:span text:style-name="T1"> </text:span></text:span></text:p>
      <text:p text:style-name="CodeBlock"><text:span text:style-name="symbol0_5f_cpp"><text:span text:style-name="T1"><text:tab/><text:tab/>sizeString </text:span></text:span><text:span text:style-name="symbol1_5f_cpp"><text:span text:style-name="T2">&lt;&lt;</text:span></text:span><text:span text:style-name="symbol0_5f_cpp"><text:span text:style-name="T1"> size </text:span></text:span><text:span text:style-name="symbol1_5f_cpp"><text:span text:style-name="T2">&lt;&lt;</text:span></text:span><text:span text:style-name="symbol0_5f_cpp"><text:span text:style-name="T1"> </text:span></text:span><text:span text:style-name="string_5f_cpp"><text:span text:style-name="T2">" bytes"</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else</text:span></text:span><text:span text:style-name="symbol0_5f_cpp"><text:span text:style-name="T1"> </text:span></text:span><text:span text:style-name="keyword0_5f_cpp"><text:span text:style-name="T2">if</text:span></text:span><text:span text:style-name="symbol0_5f_cpp"><text:span text:style-name="T1"> </text:span></text:span><text:span text:style-name="symbol0_5f_cpp"><text:span text:style-name="T2">(</text:span></text:span><text:span text:style-name="symbol0_5f_cpp"><text:span text:style-name="T1">size </text:span></text:span><text:span text:style-name="symbol1_5f_cpp"><text:span text:style-name="T2">&lt;</text:span></text:span><text:span text:style-name="symbol0_5f_cpp"><text:span text:style-name="T1"> BYTES_PER_MB</text:span></text:span><text:span text:style-name="symbol0_5f_cpp"><text:span text:style-name="T2">)</text:span></text:span><text:span text:style-name="symbol0_5f_cpp"><text:span text:style-name="T1"> </text:span></text:span></text:p>
      <text:p text:style-name="CodeBlock"><text:span text:style-name="symbol0_5f_cpp"><text:span text:style-name="T1"><text:tab/><text:tab/>sizeString </text:span></text:span><text:span text:style-name="symbol1_5f_cpp"><text:span text:style-name="T2">&lt;&lt;</text:span></text:span><text:span text:style-name="symbol0_5f_cpp"><text:span text:style-name="T1"> </text:span></text:span><text:span text:style-name="symbol0_5f_cpp"><text:span text:style-name="T2">(</text:span></text:span><text:span text:style-name="keyword3_5f_cpp"><text:span text:style-name="T2">float</text:span></text:span><text:span text:style-name="symbol0_5f_cpp"><text:span text:style-name="T2">(</text:span></text:span><text:span text:style-name="symbol0_5f_cpp"><text:span text:style-name="T1">size</text:span></text:span><text:span text:style-name="symbol0_5f_cpp"><text:span text:style-name="T2">)</text:span></text:span><text:span text:style-name="symbol0_5f_cpp"><text:span text:style-name="T1"> </text:span></text:span><text:span text:style-name="symbol2_5f_cpp"><text:span text:style-name="T2">/</text:span></text:span><text:span text:style-name="symbol0_5f_cpp"><text:span text:style-name="T1"> </text:span></text:span><text:span text:style-name="keyword3_5f_cpp"><text:span text:style-name="T2">float</text:span></text:span><text:span text:style-name="symbol0_5f_cpp"><text:span text:style-name="T2">(</text:span></text:span><text:span text:style-name="symbol0_5f_cpp"><text:span text:style-name="T1">BYTES_PER_KB</text:span></text:span><text:span text:style-name="symbol0_5f_cpp"><text:span text:style-name="T2">))</text:span></text:span><text:span text:style-name="symbol0_5f_cpp"><text:span text:style-name="T1"> </text:span></text:span><text:span text:style-name="symbol1_5f_cpp"><text:span text:style-name="T2">&lt;&lt;</text:span></text:span><text:span text:style-name="symbol0_5f_cpp"><text:span text:style-name="T1"> </text:span></text:span><text:span text:style-name="string_5f_cpp"><text:span text:style-name="T2">" KB"</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else</text:span></text:span><text:span text:style-name="symbol0_5f_cpp"><text:span text:style-name="T1"> </text:span></text:span><text:span text:style-name="keyword0_5f_cpp"><text:span text:style-name="T2">if</text:span></text:span><text:span text:style-name="symbol0_5f_cpp"><text:span text:style-name="T1"> </text:span></text:span><text:span text:style-name="symbol0_5f_cpp"><text:span text:style-name="T2">(</text:span></text:span><text:span text:style-name="symbol0_5f_cpp"><text:span text:style-name="T1">size </text:span></text:span><text:span text:style-name="symbol1_5f_cpp"><text:span text:style-name="T2">&lt;</text:span></text:span><text:span text:style-name="symbol0_5f_cpp"><text:span text:style-name="T1"> BYTES_PER_GB</text:span></text:span><text:span text:style-name="symbol0_5f_cpp"><text:span text:style-name="T2">)</text:span></text:span><text:span text:style-name="symbol0_5f_cpp"><text:span text:style-name="T1"> </text:span></text:span></text:p>
      <text:p text:style-name="CodeBlock"><text:span text:style-name="symbol0_5f_cpp"><text:span text:style-name="T1"><text:tab/><text:tab/>sizeString </text:span></text:span><text:span text:style-name="symbol1_5f_cpp"><text:span text:style-name="T2">&lt;&lt;</text:span></text:span><text:span text:style-name="symbol0_5f_cpp"><text:span text:style-name="T1"> </text:span></text:span><text:span text:style-name="symbol0_5f_cpp"><text:span text:style-name="T2">(</text:span></text:span><text:span text:style-name="keyword3_5f_cpp"><text:span text:style-name="T2">float</text:span></text:span><text:span text:style-name="symbol0_5f_cpp"><text:span text:style-name="T2">(</text:span></text:span><text:span text:style-name="symbol0_5f_cpp"><text:span text:style-name="T1">size</text:span></text:span><text:span text:style-name="symbol0_5f_cpp"><text:span text:style-name="T2">)</text:span></text:span><text:span text:style-name="symbol0_5f_cpp"><text:span text:style-name="T1"> </text:span></text:span><text:span text:style-name="symbol2_5f_cpp"><text:span text:style-name="T2">/</text:span></text:span><text:span text:style-name="symbol0_5f_cpp"><text:span text:style-name="T1"> </text:span></text:span><text:span text:style-name="keyword3_5f_cpp"><text:span text:style-name="T2">float</text:span></text:span><text:span text:style-name="symbol0_5f_cpp"><text:span text:style-name="T2">(</text:span></text:span><text:span text:style-name="symbol0_5f_cpp"><text:span text:style-name="T1">BYTES_PER_MB</text:span></text:span><text:span text:style-name="symbol0_5f_cpp"><text:span text:style-name="T2">))</text:span></text:span><text:span text:style-name="symbol0_5f_cpp"><text:span text:style-name="T1"> </text:span></text:span><text:span text:style-name="symbol1_5f_cpp"><text:span text:style-name="T2">&lt;&lt;</text:span></text:span><text:span text:style-name="symbol0_5f_cpp"><text:span text:style-name="T1"> </text:span></text:span><text:span text:style-name="string_5f_cpp"><text:span text:style-name="T2">" MB"</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else</text:span></text:span><text:span text:style-name="symbol0_5f_cpp"><text:span text:style-name="T1"> </text:span></text:span></text:p>
      <text:p text:style-name="CodeBlock"><text:span text:style-name="symbol0_5f_cpp"><text:span text:style-name="T1"><text:tab/><text:tab/>sizeString </text:span></text:span><text:span text:style-name="symbol1_5f_cpp"><text:span text:style-name="T2">&lt;&lt;</text:span></text:span><text:span text:style-name="symbol0_5f_cpp"><text:span text:style-name="T1"> </text:span></text:span><text:span text:style-name="symbol0_5f_cpp"><text:span text:style-name="T2">(</text:span></text:span><text:span text:style-name="keyword3_5f_cpp"><text:span text:style-name="T2">float</text:span></text:span><text:span text:style-name="symbol0_5f_cpp"><text:span text:style-name="T2">(</text:span></text:span><text:span text:style-name="symbol0_5f_cpp"><text:span text:style-name="T1">size</text:span></text:span><text:span text:style-name="symbol0_5f_cpp"><text:span text:style-name="T2">)</text:span></text:span><text:span text:style-name="symbol0_5f_cpp"><text:span text:style-name="T1"> </text:span></text:span><text:span text:style-name="symbol2_5f_cpp"><text:span text:style-name="T2">/</text:span></text:span><text:span text:style-name="symbol0_5f_cpp"><text:span text:style-name="T1"> </text:span></text:span><text:span text:style-name="keyword3_5f_cpp"><text:span text:style-name="T2">float</text:span></text:span><text:span text:style-name="symbol0_5f_cpp"><text:span text:style-name="T2">(</text:span></text:span><text:span text:style-name="symbol0_5f_cpp"><text:span text:style-name="T1">BYTES_PER_GB</text:span></text:span><text:span text:style-name="symbol0_5f_cpp"><text:span text:style-name="T2">))</text:span></text:span><text:span text:style-name="symbol0_5f_cpp"><text:span text:style-name="T1"> </text:span></text:span><text:span text:style-name="symbol1_5f_cpp"><text:span text:style-name="T2">&lt;&lt;</text:span></text:span><text:span text:style-name="symbol0_5f_cpp"><text:span text:style-name="T1"> </text:span></text:span><text:span text:style-name="string_5f_cpp"><text:span text:style-name="T2">" GB"</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return</text:span></text:span><text:span text:style-name="symbol0_5f_cpp"><text:span text:style-name="T1"> sizeString</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h text:style-name="Heading_20_2" text:outline-level="2">Going Further</text:h>
      <text:p text:style-name="Standard"><text:span text:style-name="symbol0_5f_cpp"><text:span text:style-name="T1">With what we now know about the Interface and Storage Kits, there is a lot that is possible. You might want to go back and expand on a previous project and see what you can do with it. If you haven't tried starting a project of your own yet, this might be a time to seriously consider one. If not, very soon we will spend more than one lesson on a project the size of which you might see in the real world to tie in everything we've been learning.</text:span></text:span></text:p>
      <text:p text:style-name="Standard"><text:span text:style-name="symbol0_5f_cpp"><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06-01T19:47:39</dc:date>
    <meta:editing-duration>PT54H24M46S</meta:editing-duration>
    <meta:editing-cycles>941</meta:editing-cycles>
    <meta:generator>OpenOffice.org/3.2$Linux OpenOffice.org_project/320m12$Build-9483</meta:generator>
    <dc:creator>DarkWyrm </dc:creator>
    <meta:document-statistic meta:table-count="1" meta:image-count="1" meta:object-count="0" meta:page-count="6" meta:paragraph-count="190" meta:word-count="1476" meta:character-count="9264"/>
    <meta:user-defined meta:name="Info 1"/>
    <meta:user-defined meta:name="Info 2"/>
    <meta:user-defined meta:name="Info 3"/>
    <meta:user-defined meta:name="Info 4"/>
  </office:meta>
</office:document-meta>
</file>